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ResponseBodyAdviceChainTests.response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rgetedControllerAdvice.beforeBodyWrite( String body , MethodParameter returnType , MediaType contentType , Class &lt; ? extends HttpMessageConverter &lt; ? &gt; &gt; converter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ControllerAdvice.supports( MethodParameter return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edControllerAdvice.supports( MethodParameter return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AdviceChainTests.controllerAdviceNotApplic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questResponseBodyAdviceChainTests.controll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ControllerAdvice.beforeBodyWrite( String body , MethodParameter returnType , MediaType contentType , Class &lt; ? extends HttpMessageConverter &lt; ? &gt; &gt; converter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ponseBodyAdviceChainTests.requestBody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ResponseBodyAdviceChainTests.handle( String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